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ComponentsTests.testStandardTypeLo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ndardComponentsTests.testStandardEvalu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ndardComponentsTests.testStandardTyp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ComponentsTests.testStandardOperatorOver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